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24-12-3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24-01-0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23-01-0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21-01-0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20-01-02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8-12-3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8-01-0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7-01-04 20:4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6-01-04 16:4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5-01-05 16:3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4-01-07 14:5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3-01-08 14:0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2-01-04 21:5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1-01-03 16:58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10-01-05 04:0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09-01-05 23:5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08-01-08 23:5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0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06-01-03 16:4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05-01-13 16:3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04-01-06 20:43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35100302002</text:p>
          </table:table-cell>
          <table:table-cell office:value-type="string" calcext:value-type="string">
            <text:p>2003-01-10 21:57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